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8.0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5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5.0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5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2.0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551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8.999cm" svg:x="118cm" svg:y="62cm" svg:viewBox="0 0 10000 9000" svg:d="m0 0h10000v8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9T18:00:01.065000000</dc:date>
    <meta:editing-duration>P1DT3H3M52S</meta:editing-duration>
    <meta:editing-cycles>123</meta:editing-cycles>
    <meta:generator>LibreOffice/4.1.0.4$Windows_x86 LibreOffice_project/89ea49ddacd9aa532507cbf852f2bb22b1ace28</meta:generator>
    <meta:document-statistic meta:object-count="428"/>
  </office:meta>
</office:document-meta>
</file>